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2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220.96pt"/>
    </style:style>
    <style:style style:name="co4" style:family="table-column">
      <style:table-column-properties fo:break-before="auto" style:column-width="194.46pt"/>
    </style:style>
    <style:style style:name="co5" style:family="table-column">
      <style:table-column-properties fo:break-before="auto" style:column-width="127.81pt"/>
    </style:style>
    <style:style style:name="co6" style:family="table-column">
      <style:table-column-properties fo:break-before="auto" style:column-width="143.35pt"/>
    </style:style>
    <style:style style:name="co7" style:family="table-column">
      <style:table-column-properties fo:break-before="auto" style:column-width="152.45pt"/>
    </style:style>
    <style:style style:name="co8" style:family="table-column">
      <style:table-column-properties fo:break-before="auto" style:column-width="196.3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3.35pt" fo:break-before="auto" style:use-optimal-row-height="true"/>
    </style:style>
    <style:style style:name="ro2" style:family="table-row">
      <style:table-row-properties style:row-height="36.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5pt" fo:break-before="auto" style:use-optimal-row-height="true"/>
    </style:style>
    <style:style style:name="ro5" style:family="table-row">
      <style:table-row-properties style:row-height="48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NACE Pictogram Catalog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CE Section</text:p>
          </table:table-cell>
          <table:table-cell table:style-name="ce1" office:value-type="string" calcext:value-type="string">
            <text:p>NACE Description</text:p>
          </table:table-cell>
          <table:table-cell table:style-name="ce1" office:value-type="string" calcext:value-type="string">
            <text:p>Pictogram description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Attribution</text:p>
          </table:table-cell>
          <table:table-cell table:style-name="ce1"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Agriculture, forestry and fishing </text:p>
          </table:table-cell>
          <table:table-cell office:value-type="string" calcext:value-type="string">
            <text:p>Tree, wheat and fish representing diverse agricultural activities</text:p>
          </table:table-cell>
          <table:table-cell office:value-type="string" calcext:value-type="string">
            <text:p>A_Agriculture.svg</text:p>
          </table:table-cell>
          <table:table-cell office:value-type="string" calcext:value-type="string">
            <text:p>https://upload.wikimedia.org/wikipedia/commons/7/79/Agriculture_-_The_Noun_Project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b/b2/Noun_883674_cc_Symbolon_tree_icon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b/ba/Fishing.svg</text:p>
          </table:table-cell>
          <table:table-cell table:number-columns-repeated="101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Mining and quarrying </text:p>
          </table:table-cell>
          <table:table-cell office:value-type="string" calcext:value-type="string">
            <text:p>Mining truck and gear as representative of the mining industry</text:p>
          </table:table-cell>
          <table:table-cell office:value-type="string" calcext:value-type="string">
            <text:p>B_Mining.svg</text:p>
          </table:table-cell>
          <table:table-cell office:value-type="string" calcext:value-type="string">
            <text:p>https://upload.wikimedia.org/wikipedia/commons/e/ea/Schlaegel_und_eisen-sign_of_mining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d/d3/Dump_truck.svg</text:p>
          </table:table-cell>
          <table:table-cell table:number-columns-repeated="101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Manufacturing </text:p>
          </table:table-cell>
          <table:table-cell office:value-type="string" calcext:value-type="string">
            <text:p>Factory as representative of the manufacturing sector</text:p>
          </table:table-cell>
          <table:table-cell office:value-type="string" calcext:value-type="string">
            <text:p>C_Manufacture.svg</text:p>
          </table:table-cell>
          <table:table-cell office:value-type="string" calcext:value-type="string">
            <text:p>https://upload.wikimedia.org/wikipedia/commons/a/ae/Factory_icon.svg</text:p>
          </table:table-cell>
          <table:table-cell table:number-columns-repeated="1018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Electricity, gas, steam and air conditioning supply </text:p>
          </table:table-cell>
          <table:table-cell office:value-type="string" calcext:value-type="string">
            <text:p>Wind turbine and electricity transmission line as representative of electricity, gas and steam generation and distribution industries</text:p>
          </table:table-cell>
          <table:table-cell office:value-type="string" calcext:value-type="string">
            <text:p>D_Electricity.svg</text:p>
          </table:table-cell>
          <table:table-cell office:value-type="string" calcext:value-type="string">
            <text:p>https://upload.wikimedia.org/wikipedia/commons/4/42/Wind_Turbine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2/20/Power_line.svg</text:p>
          </table:table-cell>
          <table:table-cell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Water supply; sewerage; waste management and remediation activities </text:p>
          </table:table-cell>
          <table:table-cell office:value-type="string" calcext:value-type="string">
            <text:p>Water tap and glass as representative of water supply and waste management activities</text:p>
          </table:table-cell>
          <table:table-cell office:value-type="string" calcext:value-type="string">
            <text:p>E_Water.svg</text:p>
          </table:table-cell>
          <table:table-cell office:value-type="string" calcext:value-type="string">
            <text:p>https://upload.wikimedia.org/wikipedia/commons/c/c7/OSP_Drinking_Water.svg</text:p>
          </table:table-cell>
          <table:table-cell table:number-columns-repeated="1018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Construction </text:p>
          </table:table-cell>
          <table:table-cell office:value-type="string" calcext:value-type="string">
            <text:p>Person shovelling and crane as representative of construction activity</text:p>
          </table:table-cell>
          <table:table-cell office:value-type="string" calcext:value-type="string">
            <text:p>F_Construction.svg</text:p>
          </table:table-cell>
          <table:table-cell office:value-type="string" calcext:value-type="string">
            <text:p>https://upload.wikimedia.org/wikipedia/commons/3/3e/Under_construction_icon-red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6/63/Emojione_1F3D7.svg</text:p>
          </table:table-cell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G </text:p>
          </table:table-cell>
          <table:table-cell office:value-type="string" calcext:value-type="string">
            <text:p>Wholesale and retail trade; repair of motor vehicles and motorcycles </text:p>
          </table:table-cell>
          <table:table-cell office:value-type="string" calcext:value-type="string">
            <text:p>Shop and cart as representative of wholesale and retail trading business sector</text:p>
          </table:table-cell>
          <table:table-cell office:value-type="string" calcext:value-type="string">
            <text:p>G_Trading.svg</text:p>
          </table:table-cell>
          <table:table-cell office:value-type="string" calcext:value-type="string">
            <text:p>https://upload.wikimedia.org/wikipedia/commons/a/a2/Shop_%281156435%29_-_The_Noun_Project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9/9b/BSicon_SHOPPING.svg</text:p>
          </table:table-cell>
          <table:table-cell table:number-columns-repeated="101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H </text:p>
          </table:table-cell>
          <table:table-cell office:value-type="string" calcext:value-type="string">
            <text:p>Transporting and storage </text:p>
          </table:table-cell>
          <table:table-cell office:value-type="string" calcext:value-type="string">
            <text:p>Airplane, train, ship and truck as representative of transportation and storage industries</text:p>
          </table:table-cell>
          <table:table-cell office:value-type="string" calcext:value-type="string">
            <text:p>H_Transport.svg</text:p>
          </table:table-cell>
          <table:table-cell office:value-type="string" calcext:value-type="string">
            <text:p>https://upload.wikimedia.org/wikipedia/commons/1/1d/Linecons_small-truck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0/09/Ship_-_The_Noun_Project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e/e0/BSicon_FLUG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3/38/Aiga_railtransportation_25.svg</text:p>
          </table:table-cell>
          <table:table-cell table:number-columns-repeated="101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Accommodation and food service activities </text:p>
          </table:table-cell>
          <table:table-cell office:value-type="string" calcext:value-type="string">
            <text:p>Fork and spoon and person sleeping as indicative of the accomodation and food service business sectors</text:p>
          </table:table-cell>
          <table:table-cell office:value-type="string" calcext:value-type="string">
            <text:p>I_Accommodation.svg</text:p>
          </table:table-cell>
          <table:table-cell office:value-type="string" calcext:value-type="string">
            <text:p>https://upload.wikimedia.org/wikipedia/commons/8/8b/Hotel_Information_-_The_Noun_Project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3/33/Restaurant_-_The_Noun_Project.svg</text:p>
          </table:table-cell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J </text:p>
          </table:table-cell>
          <table:table-cell office:value-type="string" calcext:value-type="string">
            <text:p>Information and communication </text:p>
          </table:table-cell>
          <table:table-cell office:value-type="string" calcext:value-type="string">
            <text:p>Wifi antenna, smartphone and laptop as representative of the information and communication technology sectors</text:p>
          </table:table-cell>
          <table:table-cell office:value-type="string" calcext:value-type="string">
            <text:p>J_ICT.svg</text:p>
          </table:table-cell>
          <table:table-cell office:value-type="string" calcext:value-type="string">
            <text:p>https://upload.wikimedia.org/wikipedia/commons/e/eb/Smartphone_icon_-_Noun_Project_283536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5/56/Emojione_BW_1F4BB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0/0b/Antenna_-_The_Noun_Project.svg</text:p>
          </table:table-cell>
          <table:table-cell table:number-columns-repeated="101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Financial and insurance activities </text:p>
          </table:table-cell>
          <table:table-cell office:value-type="string" calcext:value-type="string">
            <text:p>Bank building, bank note and coins as representative of financial and insurance activities</text:p>
          </table:table-cell>
          <table:table-cell office:value-type="string" calcext:value-type="string">
            <text:p>K_Finance.svg</text:p>
          </table:table-cell>
          <table:table-cell office:value-type="string" calcext:value-type="string">
            <text:p>https://upload.wikimedia.org/wikipedia/commons/5/5f/Euro_-_The_Noun_Project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3/3e/Aiga_currencyexchange.svg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4"/>
          <table:table-cell office:value-type="string" calcext:value-type="string">
            <text:p>https://upload.wikimedia.org/wikipedia/commons/e/e2/Bank_account_%2889547%29_-_The_Noun_Project.svg</text:p>
          </table:table-cell>
          <table:table-cell table:number-columns-repeated="1018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L </text:p>
          </table:table-cell>
          <table:table-cell office:value-type="string" calcext:value-type="string">
            <text:p>Real estate activities </text:p>
          </table:table-cell>
          <table:table-cell office:value-type="string" calcext:value-type="string">
            <text:p>House as representative of the real estate industry</text:p>
          </table:table-cell>
          <table:table-cell office:value-type="string" calcext:value-type="string">
            <text:p>L_RealEstate.svg</text:p>
          </table:table-cell>
          <table:table-cell office:value-type="string" calcext:value-type="string">
            <text:p>https://upload.wikimedia.org/wikipedia/commons/7/7e/House_Silhouette.svg</text:p>
          </table:table-cell>
          <table:table-cell table:number-columns-repeated="1018"/>
        </table:table-row>
        <table:table-row table:style-name="ro5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Professional, scientific and technical activities </text:p>
          </table:table-cell>
          <table:table-cell office:value-type="string" calcext:value-type="string">
            <text:p>Person carrying abacus, business case and pencils as representative of professional, scientific and technical activities</text:p>
          </table:table-cell>
          <table:table-cell office:value-type="string" calcext:value-type="string">
            <text:p>M_Professional.svg</text:p>
          </table:table-cell>
          <table:table-cell office:value-type="string" calcext:value-type="string">
            <text:p>https://upload.wikimedia.org/wikipedia/commons/6/6e/Accountant_%2810920%29_-_The_Noun_Project.svg</text:p>
          </table:table-cell>
          <table:table-cell table:number-columns-repeated="101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Administrative and support service activities </text:p>
          </table:table-cell>
          <table:table-cell office:value-type="string" calcext:value-type="string">
            <text:p>Person with headset as representative of administrative and support service activities</text:p>
          </table:table-cell>
          <table:table-cell office:value-type="string" calcext:value-type="string">
            <text:p>N_Administrative.svg</text:p>
          </table:table-cell>
          <table:table-cell office:value-type="string" calcext:value-type="string">
            <text:p>https://upload.wikimedia.org/wikipedia/commons/7/72/Customer_support_-_The_Noun_Project.svg</text:p>
          </table:table-cell>
          <table:table-cell table:number-columns-repeated="101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Public administration and defence; compulsory social security </text:p>
          </table:table-cell>
          <table:table-cell office:value-type="string" calcext:value-type="string">
            <text:p>Outline of public sector building (Capitol) as representation of public administration and defence sectors</text:p>
          </table:table-cell>
          <table:table-cell office:value-type="string" calcext:value-type="string">
            <text:p>O_PublicSector.svg</text:p>
          </table:table-cell>
          <table:table-cell table:number-columns-repeated="101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Education </text:p>
          </table:table-cell>
          <table:table-cell office:value-type="string" calcext:value-type="string">
            <text:p>Person pointing at blackboard and sitting pupils as representative of the education sector</text:p>
          </table:table-cell>
          <table:table-cell office:value-type="string" calcext:value-type="string">
            <text:p>P_Education.svg</text:p>
          </table:table-cell>
          <table:table-cell office:value-type="string" calcext:value-type="string">
            <text:p>https://upload.wikimedia.org/wikipedia/commons/a/a6/Q8434_noun_225573_ccRflor_education.svg</text:p>
          </table:table-cell>
          <table:table-cell table:number-columns-repeated="101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Q </text:p>
          </table:table-cell>
          <table:table-cell office:value-type="string" calcext:value-type="string">
            <text:p>Human health and social work activities </text:p>
          </table:table-cell>
          <table:table-cell office:value-type="string" calcext:value-type="string">
            <text:p>Person wearing medical equipment as representative of human health and social work activities</text:p>
          </table:table-cell>
          <table:table-cell office:value-type="string" calcext:value-type="string">
            <text:p>Q_Health.svg</text:p>
          </table:table-cell>
          <table:table-cell office:value-type="string" calcext:value-type="string">
            <text:p>https://upload.wikimedia.org/wikipedia/commons/2/24/Doctor_-_The_Noun_Project.svg</text:p>
          </table:table-cell>
          <table:table-cell table:number-columns-repeated="101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Arts, entertainment and recreation </text:p>
          </table:table-cell>
          <table:table-cell office:value-type="string" calcext:value-type="string">
            <text:p>People sitting in front of a screen as representative of the arts, entertainment and recreation sectors</text:p>
          </table:table-cell>
          <table:table-cell office:value-type="string" calcext:value-type="string">
            <text:p>R_Recreation.svg</text:p>
          </table:table-cell>
          <table:table-cell office:value-type="string" calcext:value-type="string">
            <text:p>https://upload.wikimedia.org/wikipedia/commons/2/20/Pictograms-nps-services-theater.svg</text:p>
          </table:table-cell>
          <table:table-cell table:number-columns-repeated="1018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Other services activities </text:p>
          </table:table-cell>
          <table:table-cell office:value-type="string" calcext:value-type="string">
            <text:p>Comb and scissors as representative of diverse other service activities</text:p>
          </table:table-cell>
          <table:table-cell office:value-type="string" calcext:value-type="string">
            <text:p>S_OtherServices.svg</text:p>
          </table:table-cell>
          <table:table-cell office:value-type="string" calcext:value-type="string">
            <text:p>https://upload.wikimedia.org/wikipedia/commons/1/19/Barber_Shop_-_The_Noun_Project.svg</text:p>
          </table:table-cell>
          <table:table-cell table:number-columns-repeated="101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Activities of households as employers; undifferentiated goods - and services - producing activities of households for own use </text:p>
          </table:table-cell>
          <table:table-cell office:value-type="string" calcext:value-type="string">
            <text:p>Female, male and child figures are representative of economic activity produced by households</text:p>
          </table:table-cell>
          <table:table-cell office:value-type="string" calcext:value-type="string">
            <text:p>T_Households.svg</text:p>
          </table:table-cell>
          <table:table-cell office:value-type="string" calcext:value-type="string">
            <text:p>https://upload.wikimedia.org/wikipedia/commons/1/1e/Family_3.svg</text:p>
          </table:table-cell>
          <table:table-cell table:number-columns-repeated="1018"/>
        </table:table-row>
        <table:table-row table:style-name="ro5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U </text:p>
          </table:table-cell>
          <table:table-cell office:value-type="string" calcext:value-type="string">
            <text:p>Activities of extraterritorial organisations and bodies </text:p>
          </table:table-cell>
          <table:table-cell office:value-type="string" calcext:value-type="string">
            <text:p>The symbol of the United Nation as indicative of economic activity by extraterritorial bodies such as supranationals</text:p>
          </table:table-cell>
          <table:table-cell office:value-type="string" calcext:value-type="string">
            <text:p>U_NGO.svg</text:p>
          </table:table-cell>
          <table:table-cell office:value-type="string" calcext:value-type="string">
            <text:p>https://upload.wikimedia.org/wikipedia/commons/e/e9/Logo_of_the_United_Nations_%28B%26W%29.svg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3:47:26.258556375</meta:creation-date>
    <meta:generator>LibreOffice/5.0.3.2$Linux_X86_64 LibreOffice_project/00m0$Build-2</meta:generator>
    <dc:date>2018-08-11T13:23:37.217598409</dc:date>
    <meta:editing-duration>PT23H5M31S</meta:editing-duration>
    <meta:editing-cycles>41</meta:editing-cycles>
    <dc:description>Copyright: Open Risk https://www.openriskmanagement.com</dc:description>
    <meta:keyword>Visualization; Economics</meta:keyword>
    <meta:keyword>Industry Classification</meta:keyword>
    <dc:subject>List of NACE Industry Classification Pictograms</dc:subject>
    <dc:title>NACE Pictogram Catolog</dc:title>
    <meta:document-statistic meta:table-count="1" meta:cell-count="145" meta:object-count="0"/>
  </office:meta>
</office:document-meta>
</file>